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sentationSpaceMixingRules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sentationSpaceMixingRules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sentationSpaceMixingRulesTriplet.PresentationSpaceMixingRulesTriplet( byte [ ]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